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0000001E060252B66.png" manifest:media-type="image/png"/>
  <manifest:file-entry manifest:full-path="Pictures/10000000000001E0000001E0C59C6FB9.png" manifest:media-type="image/png"/>
  <manifest:file-entry manifest:full-path="Pictures/10000000000001E0000001E0586033C8.png" manifest:media-type="image/png"/>
  <manifest:file-entry manifest:full-path="Pictures/10000000000001E0000001E06C477D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d7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2.041cm" svg:y="1.037cm" svg:width="12.7cm" svg:height="12.7cm" draw:z-index="0"><draw:image xlink:href="Pictures/10000000000001E0000001E06C477DFB.png" xlink:type="simple" xlink:show="embed" xlink:actuate="onLoad"/></draw:frame></text:p>
      <text:p text:style-name="Standard"><text:tab/><text:tab/><text:tab/><text:tab/><text:tab/><text:tab/><text:span text:style-name="T1">MIT Reality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paragraph" svg:x="2.106cm" svg:y="0.882cm" svg:width="12.7cm" svg:height="12.7cm" draw:z-index="1"><draw:image xlink:href="Pictures/10000000000001E0000001E0586033C8.png" xlink:type="simple" xlink:show="embed" xlink:actuate="onLoad"/></draw:frame> <text:s text:c="72"/><text:span text:style-name="T1">Dartmouth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3" text:anchor-type="paragraph" svg:x="2.261cm" svg:y="0.552cm" svg:width="12.7cm" svg:height="12.7cm" draw:z-index="2"><draw:image xlink:href="Pictures/10000000000001E0000001E0C59C6FB9.png" xlink:type="simple" xlink:show="embed" xlink:actuate="onLoad"/></draw:frame><text:soft-page-break/> <text:s text:c="62"/><text:span text:style-name="T1">SWIM (Synthetic Model 1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4" text:anchor-type="paragraph" svg:x="2.15cm" svg:y="0.487cm" svg:width="12.7cm" svg:height="12.7cm" draw:z-index="3"><draw:image xlink:href="Pictures/10000000000001E0000001E060252B66.png" xlink:type="simple" xlink:show="embed" xlink:actuate="onLoad"/></draw:frame> <text:s text:c="64"/><text:span text:style-name="T1">WDM (Synthetic Model 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0:25:45.432536583</meta:creation-date>
    <dc:date>2016-05-20T10:37:42.258279785</dc:date>
    <meta:editing-duration>PT11M56S</meta:editing-duration>
    <meta:editing-cycles>2</meta:editing-cycles>
    <meta:generator>LibreOffice/4.3.3.2$Linux_X86_64 LibreOffice_project/430m0$Build-2</meta:generator>
    <meta:document-statistic meta:table-count="0" meta:image-count="4" meta:object-count="0" meta:page-count="2" meta:paragraph-count="4" meta:word-count="11" meta:character-count="274" meta:non-whitespace-character-count="60"/>
  </office:meta>
</office:document-meta>
</file>